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382" table:default-cell-style-name="Default"/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 office:value-type="string" calcext:value-type="string">
            <text:p>DevicePixelRatio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1"/>
          <table:table-cell office:value-type="string" calcext:value-type="string">
            <text:p>Wayland</text:p>
          </table:table-cell>
          <table:table-cell table:style-name="ce1" table:number-columns-repeated="2"/>
          <table:table-cell table:style-name="ce1" office:value-type="string" calcext:value-type="string">
            <text:p>X1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Gnome 100%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nome 200%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Display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03:21:16.75206291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3:07:46.212912068</meta:creation-date>
    <dc:date>2023-12-09T03:21:41.193924047</dc:date>
    <meta:editing-duration>PT11M15S</meta:editing-duration>
    <meta:editing-cycles>6</meta:editing-cycles>
    <meta:generator>LibreOffice/7.6.3.1$Linux_X86_64 LibreOffice_project/60$Build-1</meta:generator>
    <meta:document-statistic meta:table-count="1" meta:cell-count="7" meta:object-count="0"/>
  </office:meta>
</office:document-meta>
</file>